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02500000025C60E179EAE87F356.png" manifest:media-type="image/png"/>
  <manifest:file-entry manifest:full-path="Pictures/1000024E0000027B0000027B0A4DBA96981838D2.svg" manifest:media-type="image/svg+xml"/>
  <manifest:file-entry manifest:full-path="Pictures/100001320000027B0000027BF02CAC58795CDAF8.svg" manifest:media-type="image/svg+xml"/>
  <manifest:file-entry manifest:full-path="Pictures/100002010000002400000024C52B3DCD7D5BC454.png" manifest:media-type="image/png"/>
  <manifest:file-entry manifest:full-path="Pictures/100002820000027B0000027B4BD9F18540D33D10.svg" manifest:media-type="image/svg+xml"/>
  <manifest:file-entry manifest:full-path="Pictures/1000020100000024000000245E1BF34086D24C21.png" manifest:media-type="image/png"/>
  <manifest:file-entry manifest:full-path="Pictures/100002010000002400000024A75693A0847C9174.png" manifest:media-type="image/png"/>
  <manifest:file-entry manifest:full-path="Pictures/1000047000000295000002953C82F362D886DD3E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276cm" fo:min-width="4cm"/>
    </style:style>
    <style:style style:name="gr3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4.276cm" fo:min-width="4.392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5.717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5.158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49cm"/>
      <style:paragraph-properties style:writing-mode="lr-tb"/>
    </style:style>
    <style:style style:name="gr11" style:family="graphic" style:parent-style-name="standard">
      <style:graphic-properties draw:stroke="dash" draw:stroke-dash="Dot" svg:stroke-color="#000000" draw:fill="none" draw:textarea-horizontal-align="justify" draw:textarea-vertical-align="middle" draw:auto-grow-height="false" fo:min-height="1.877cm" fo:min-width="3.447cm"/>
    </style:style>
    <style:style style:name="gr12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016cm" fo:min-width="0.2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17cm" fo:min-width="0.119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5.717cm"/>
    </style:style>
    <style:style style:name="gr1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5.6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style:font-size-asian="14pt" style:font-size-complex="18pt"/>
    </style:style>
    <style:style style:name="T2" style:family="text">
      <style:text-properties fo:font-size="10pt" style:font-size-asian="10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72cm" svg:height="1.472cm" svg:x="2.5cm" svg:y="0.478cm">
          <draw:image xlink:href="Pictures/100001320000027B0000027BF02CAC58795CDAF8.svg" xlink:type="simple" xlink:show="embed" xlink:actuate="onLoad" draw:mime-type="image/svg+xml">
            <text:p/>
          </draw:image>
          <draw:image xlink:href="Pictures/1000020100000024000000245E1BF34086D24C21.png" xlink:type="simple" xlink:show="embed" xlink:actuate="onLoad" draw:mime-type="image/png"/>
        </draw:frame>
        <draw:custom-shape draw:style-name="gr2" draw:text-style-name="P1" draw:layer="layout" svg:width="4.5cm" svg:height="4.526cm" svg:x="1.5cm" svg:y="2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6.5cm" svg:height="0.81cm" svg:x="1.3cm" svg:y="-0.1cm">
          <draw:text-box>
            <text:p><text:span text:style-name="T1">Households (</text:span><text:span text:style-name="T1">家計</text:span><text:span text:style-name="T1">)</text:span></text:p>
          </draw:text-box>
        </draw:frame>
        <draw:frame draw:style-name="gr1" draw:text-style-name="P1" draw:layer="layout" svg:width="1.227cm" svg:height="1.234cm" svg:x="2.04cm" svg:y="2.116cm">
          <draw:image xlink:href="Pictures/100002820000027B0000027B4BD9F18540D33D10.svg" xlink:type="simple" xlink:show="embed" xlink:actuate="onLoad" draw:mime-type="image/svg+xml">
            <text:p/>
          </draw:image>
          <draw:image xlink:href="Pictures/100002010000002400000024C52B3DCD7D5BC454.png" xlink:type="simple" xlink:show="embed" xlink:actuate="onLoad" draw:mime-type="image/png"/>
        </draw:frame>
        <draw:frame draw:style-name="gr4" draw:text-style-name="P3" draw:layer="layout" svg:width="2.791cm" svg:height="0.645cm" svg:x="3.309cm" svg:y="1.969cm">
          <draw:text-box>
            <text:p><text:span text:style-name="T2">labour (</text:span><text:span text:style-name="T2">労働</text:span><text:span text:style-name="T2">)</text:span></text:p>
          </draw:text-box>
        </draw:frame>
        <draw:custom-shape draw:style-name="gr5" draw:text-style-name="P1" draw:layer="layout" svg:width="4.892cm" svg:height="4.526cm" svg:x="10.658cm" svg:y="2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6.5cm" svg:height="0.81cm" svg:x="10cm" svg:y="-0.099cm">
          <draw:text-box>
            <text:p><text:span text:style-name="T1">Firms (</text:span><text:span text:style-name="T1">企業</text:span><text:span text:style-name="T1">)</text:span></text:p>
          </draw:text-box>
        </draw:frame>
        <draw:frame draw:style-name="gr4" draw:text-style-name="P3" draw:layer="layout" svg:width="2.9cm" svg:height="0.645cm" svg:x="12.6cm" svg:y="4.991cm">
          <draw:text-box>
            <text:p><text:span text:style-name="T2">goods (</text:span><text:span text:style-name="T2">商品</text:span><text:span text:style-name="T2">)</text:span></text:p>
          </draw:text-box>
        </draw:frame>
        <draw:frame draw:style-name="gr1" draw:text-style-name="P1" draw:layer="layout" svg:width="1.252cm" svg:height="1.25cm" svg:x="11.106cm" svg:y="0.628cm">
          <draw:image xlink:href="Pictures/1000024E0000027B0000027B0A4DBA96981838D2.svg" xlink:type="simple" xlink:show="embed" xlink:actuate="onLoad" draw:mime-type="image/svg+xml">
            <text:p/>
          </draw:image>
          <draw:image xlink:href="Pictures/100002010000002400000024A75693A0847C9174.png" xlink:type="simple" xlink:show="embed" xlink:actuate="onLoad" draw:mime-type="image/png"/>
        </draw:frame>
        <draw:frame draw:style-name="gr1" draw:text-style-name="P1" draw:layer="layout" svg:width="1.564cm" svg:height="1.564cm" svg:x="11.25cm" svg:y="4.986cm">
          <draw:image xlink:href="Pictures/1000047000000295000002953C82F362D886DD3E.svg" xlink:type="simple" xlink:show="embed" xlink:actuate="onLoad" draw:mime-type="image/svg+xml">
            <text:p/>
          </draw:image>
          <draw:image xlink:href="Pictures/100002010000002500000025C60E179EAE87F356.png" xlink:type="simple" xlink:show="embed" xlink:actuate="onLoad" draw:mime-type="image/png"/>
        </draw:frame>
        <draw:frame draw:style-name="gr6" draw:text-style-name="P4" draw:layer="layout" svg:width="1.999cm" svg:height="0.999cm" svg:x="9.031cm" svg:y="5.5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4" draw:layer="layout" svg:width="0.69cm" svg:height="0.59cm" svg:x="6.4cm" svg:y="2.83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3.65cm" svg:height="0.645cm" svg:x="7.05cm" svg:y="2.674cm">
          <draw:text-box>
            <text:p><text:span text:style-name="T2">(hours or persons)</text:span></text:p>
          </draw:text-box>
        </draw:frame>
        <draw:frame draw:style-name="gr4" draw:text-style-name="P3" draw:layer="layout" svg:width="3.4cm" svg:height="0.645cm" svg:x="7.05cm" svg:y="3.074cm">
          <draw:text-box>
            <text:p><text:span text:style-name="T2">(</text:span><text:span text:style-name="T2">時間または人数</text:span><text:span text:style-name="T2">)</text:span></text:p>
          </draw:text-box>
        </draw:frame>
        <draw:frame draw:style-name="gr6" draw:text-style-name="P4" draw:layer="layout" svg:width="1.14cm" svg:height="0.59cm" svg:x="6.21cm" svg:y="3.9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2.95cm" svg:height="0.645cm" svg:x="7.2cm" svg:y="3.886cm">
          <draw:text-box>
            <text:p><text:span text:style-name="T2">(wage</text:span><text:span text:style-name="T2">・賃金</text:span><text:span text:style-name="T2">)</text:span></text:p>
          </draw:text-box>
        </draw:frame>
        <draw:custom-shape draw:style-name="gr7" draw:text-style-name="P5" draw:layer="layout" svg:width="6.75cm" svg:height="0.451cm" svg:x="4.75cm" svg:y="4.95cm">
          <text:p/>
          <draw:enhanced-geometry svg:viewBox="0 0 21600 21600" draw:mirror-horizontal="false" draw:mirror-vertical="false" draw:text-areas="0 ?f0 ?f5 ?f2" draw:type="right-arrow" draw:modifiers="17902.5025711347 5818.70503597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6.143cm" svg:height="0.485cm" svg:x="4.749cm" svg:y="5.715cm">
          <text:p/>
          <draw:enhanced-geometry svg:viewBox="0 0 21600 21600" draw:mirror-horizontal="true" draw:mirror-vertical="false" draw:text-areas="0 ?f0 ?f5 ?f2" draw:type="right-arrow" draw:modifiers="17902.5025711347 5818.70503597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0.95cm" svg:height="0.59cm" svg:x="6.002cm" svg:y="5.23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3.95cm" svg:height="0.645cm" svg:x="6.75cm" svg:y="5.202cm">
          <draw:text-box>
            <text:p><text:span text:style-name="T2">(spending</text:span><text:span text:style-name="T2">・消費額</text:span><text:span text:style-name="T2">)</text:span></text:p>
          </draw:text-box>
        </draw:frame>
        <draw:frame draw:style-name="gr6" draw:text-style-name="P4" draw:layer="layout" svg:width="0.64cm" svg:height="0.59cm" svg:x="6.103cm" svg:y="6.0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4.499cm" svg:height="0.645cm" svg:x="6.502cm" svg:y="6.005cm">
          <draw:text-box>
            <text:p><text:span text:style-name="T2">(consumption</text:span><text:span text:style-name="T2">・消費量</text:span><text:span text:style-name="T2">)</text:span></text:p>
          </draw:text-box>
        </draw:frame>
        <draw:frame draw:style-name="gr9" draw:text-style-name="P2" draw:layer="layout" svg:width="4.75cm" svg:height="1cm" svg:x="1.5cm" svg:y="6.5cm">
          <draw:text-box>
            <text:p><text:span text:style-name="T1">Utility (</text:span><text:span text:style-name="T1">効用</text:span><text:span text:style-name="T1">)</text:span></text:p>
          </draw:text-box>
        </draw:frame>
        <draw:frame draw:style-name="gr6" draw:text-style-name="P4" draw:layer="layout" svg:width="2.84cm" svg:height="0.59cm" svg:x="1.901cm" svg:y="7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2" draw:layer="layout" svg:width="4.75cm" svg:height="1cm" svg:x="10.8cm" svg:y="6.5cm">
          <draw:text-box>
            <text:p><text:span text:style-name="T1">P/L (</text:span><text:span text:style-name="T1">損益</text:span><text:span text:style-name="T1">)</text:span></text:p>
          </draw:text-box>
        </draw:frame>
        <draw:frame draw:style-name="gr6" draw:text-style-name="P4" draw:layer="layout" svg:width="2.29cm" svg:height="0.59cm" svg:x="11.202cm" svg:y="7.2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3" draw:layer="layout" svg:width="5.95cm" svg:height="0.645cm" svg:x="1.2cm" svg:y="8.05cm">
          <draw:text-box>
            <text:p><text:span text:style-name="T2">Maximize under budget constraint</text:span></text:p>
          </draw:text-box>
        </draw:frame>
        <draw:frame draw:style-name="gr10" draw:text-style-name="P3" draw:layer="layout" svg:width="6.25cm" svg:height="0.699cm" svg:x="10.4cm" svg:y="8.101cm">
          <draw:text-box>
            <text:p text:style-name="P7"><text:span text:style-name="T3">Maximize under production condition</text:span></text:p>
          </draw:text-box>
        </draw:frame>
        <draw:custom-shape draw:style-name="gr11" draw:text-style-name="P1" draw:layer="layout" svg:width="3.947cm" svg:height="2.127cm" svg:x="1.653cm" svg:y="3.42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78cm" svg:height="0.59cm" svg:x="1.701cm" svg:y="3.93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3.84cm" svg:height="0.645cm" svg:x="1.66cm" svg:y="4.374cm">
          <draw:text-box>
            <text:p><text:span text:style-name="T2">(money possession)</text:span></text:p>
          </draw:text-box>
        </draw:frame>
        <draw:frame draw:style-name="gr6" draw:text-style-name="P4" draw:layer="layout" svg:width="3.56cm" svg:height="0.59cm" svg:x="5.202cm" svg:y="7.20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5cm" svg:height="0.645cm" svg:x="5.85cm" svg:y="7.638cm">
          <draw:text-box>
            <text:p><text:span text:style-name="T2">(only in Chap2.5~)</text:span></text:p>
          </draw:text-box>
        </draw:frame>
        <draw:frame draw:style-name="gr12" draw:text-style-name="P3" draw:layer="layout" svg:width="1.05cm" svg:height="0.762cm" svg:x="4.55cm" svg:y="7.182cm">
          <draw:text-box>
            <text:p><text:span text:style-name="T2">or</text:span></text:p>
          </draw:text-box>
        </draw:frame>
        <draw:custom-shape draw:style-name="gr13" draw:text-style-name="P1" draw:layer="layout" svg:width="1.5cm" svg:height="0.349cm" svg:x="12.451cm" svg:y="7.851cm">
          <text:p/>
          <draw:enhanced-geometry svg:viewBox="0 0 21600 21600" draw:text-areas="?f0 0 ?f2 ?f5" draw:type="down-arrow" draw:modifiers="9318.85714285714 6346.169220519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5cm" svg:height="0.349cm" svg:x="2.952cm" svg:y="7.851cm">
          <text:p/>
          <draw:enhanced-geometry svg:viewBox="0 0 21600 21600" draw:text-areas="?f0 0 ?f2 ?f5" draw:type="down-arrow" draw:modifiers="9318.85714285714 6346.1692205196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8" draw:layer="layout" svg:width="3.25cm" svg:height="0.645cm" svg:x="2.3cm" svg:y="3.9cm">
          <draw:text-box>
            <text:p text:style-name="P7"><text:span text:style-name="T2">(only in Sec 2.5~)</text:span></text:p>
          </draw:text-box>
        </draw:frame>
        <draw:frame draw:style-name="gr4" draw:text-style-name="P9" draw:layer="layout" svg:width="3.5cm" svg:height="0.645cm" svg:x="1.651cm" svg:y="4.85cm">
          <draw:text-box>
            <text:p text:style-name="P7"><text:span text:style-name="T2">(</text:span><text:span text:style-name="T2">手持ちの現金</text:span><text:span text:style-name="T2">)</text:span></text:p>
          </draw:text-box>
        </draw:frame>
        <draw:frame draw:style-name="gr4" draw:text-style-name="P3" draw:layer="layout" svg:width="5.95cm" svg:height="0.645cm" svg:x="1.3cm" svg:y="8.451cm">
          <draw:text-box>
            <text:p><text:span text:style-name="T2">(</text:span><text:span text:style-name="T2">予算制約下で最大化</text:span><text:span text:style-name="T2">)</text:span></text:p>
          </draw:text-box>
        </draw:frame>
        <draw:frame draw:style-name="gr10" draw:text-style-name="P3" draw:layer="layout" svg:width="6.25cm" svg:height="0.699cm" svg:x="10.4cm" svg:y="8.502cm">
          <draw:text-box>
            <text:p text:style-name="P7"><text:span text:style-name="T2"><text:s/></text:span><text:span text:style-name="T2">(</text:span><text:span text:style-name="T2">生産の条件のもとで最大化</text:span><text:span text:style-name="T2">)</text:span></text:p>
          </draw:text-box>
        </draw:frame>
        <draw:custom-shape draw:style-name="gr16" draw:text-style-name="P6" draw:layer="layout" svg:width="6.75cm" svg:height="0.451cm" svg:x="4.75cm" svg:y="2.45cm">
          <text:p/>
          <draw:enhanced-geometry svg:viewBox="0 0 21600 21600" draw:mirror-horizontal="false" draw:mirror-vertical="false" draw:text-areas="0 ?f0 ?f5 ?f2" draw:type="right-arrow" draw:modifiers="17902.5025711347 5818.70503597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5" draw:layer="layout" svg:width="6.634cm" svg:height="0.485cm" svg:x="4.75cm" svg:y="3.615cm">
          <text:p/>
          <draw:enhanced-geometry svg:viewBox="0 0 21600 21600" draw:mirror-horizontal="true" draw:mirror-vertical="false" draw:text-areas="0 ?f0 ?f5 ?f2" draw:type="right-arrow" draw:modifiers="17902.5025711347 5818.70503597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4T00:27:56.001000000</meta:creation-date>
    <dc:date>2021-09-28T22:26:05.138000000</dc:date>
    <meta:editing-duration>PT6H46M59S</meta:editing-duration>
    <meta:editing-cycles>20</meta:editing-cycles>
    <meta:generator>LibreOffice/7.0.3.1$Windows_X86_64 LibreOffice_project/d7547858d014d4cf69878db179d326fc3483e082</meta:generator>
    <meta:document-statistic meta:object-count="4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i>U</mi>
        <mo stretchy="false">=</mo>
        <mi>U</mi>
      </mrow>
      <mrow>
        <mo fence="true" stretchy="false">(</mo>
        <mrow>
          <mrow>
            <mi>C</mi>
            <mi>,</mi>
            <mi>N</mi>
            <mi>,</mi>
            <mi>M</mi>
          </mrow>
        </mrow>
        <mo fence="true" stretchy="false">)</mo>
      </mrow>
    </mrow>
    <annotation encoding="StarMath 5.0">U=U(C,N,M)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i mathvariant="italic">NW</mi>
    <annotation encoding="StarMath 5.0">NW</annotation>
  </semantics>
</math>
</file>

<file path=Object 5/content.xml><?xml version="1.0" encoding="utf-8"?>
<math xmlns="http://www.w3.org/1998/Math/MathML" display="block">
  <semantics>
    <mi mathvariant="italic">CP</mi>
    <annotation encoding="StarMath 5.0">CP</annotation>
  </semantics>
</math>
</file>

<file path=Object 6/content.xml><?xml version="1.0" encoding="utf-8"?>
<math xmlns="http://www.w3.org/1998/Math/MathML" display="block">
  <semantics>
    <mi>C</mi>
    <annotation encoding="StarMath 5.0">C</annotation>
  </semantics>
</math>
</file>

<file path=Object 7/content.xml><?xml version="1.0" encoding="utf-8"?>
<math xmlns="http://www.w3.org/1998/Math/MathML" display="block">
  <semantics>
    <mrow>
      <mrow>
        <mi>U</mi>
        <mo stretchy="false">=</mo>
        <mi>U</mi>
      </mrow>
      <mrow>
        <mo fence="true" stretchy="false">(</mo>
        <mrow>
          <mrow>
            <mi>C</mi>
            <mi>,</mi>
            <mi>N</mi>
          </mrow>
        </mrow>
        <mo fence="true" stretchy="false">)</mo>
      </mrow>
    </mrow>
    <annotation encoding="StarMath 5.0">U=U(C,N)</annotation>
  </semantics>
</math>
</file>

<file path=Object 8/content.xml><?xml version="1.0" encoding="utf-8"?>
<math xmlns="http://www.w3.org/1998/Math/MathML" display="block">
  <semantics>
    <mrow>
      <mi mathvariant="italic">CP</mi>
      <mo stretchy="false">−</mo>
      <mi mathvariant="italic">NW</mi>
    </mrow>
    <annotation encoding="StarMath 5.0">CP-NW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